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509cm" svg:height="1.486cm" svg:x="4.245cm" svg:y="4.807cm" svg:viewBox="0 0 1510 1487" svg:d="M1509 667c18 395-240 773-793 816-553 44-742-279-713-679 28-401 396-757 808-800 410-43 680 268 698 66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7:56.335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"/>
  </office:meta>
</office:document-meta>
</file>